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REATE (:Piece {id: 1, nom: "Vis", description: "Vis en acier", prix: 0.5});</text:p>
      <text:p text:style-name="P1">CREATE (:Piece {id: 2, nom: "Piston", description: "Piston en aluminium", prix: 200});</text:p>
      <text:p text:style-name="P1">CREATE (:Piece {id: 3, nom: "Moteur", description: "Moteur V8", prix: 5000});</text:p>
      <text:p text:style-name="P1">CREATE (:Piece {id: 4, nom: "Moteur2", description: "Moteur V14", prix: 600});</text:p>
      <text:p text:style-name="P1">CREATE (:Piece_Simple {id: 1});</text:p>
      <text:p text:style-name="P1">CREATE (:Piece_Simple {id: 2});</text:p>
      <text:p text:style-name="P1">CREATE (:Piece_Composee {id: 3});</text:p>
      <text:p text:style-name="P1">CREATE (:Piece_Composee {id:4});</text:p>
      <text:p text:style-name="P1"/>
      <text:p text:style-name="P1">MATCH (p:Piece), (ps:Piece_Simple)</text:p>
      <text:p text:style-name="P1">WHERE p.id = 1 AND ps.id = 1</text:p>
      <text:p text:style-name="P1">CREATE (ps)-[:IS_A]-&gt;(p);</text:p>
      <text:p text:style-name="P1"/>
      <text:p text:style-name="P1">MATCH (p:Piece), (ps:Piece_Simple)</text:p>
      <text:p text:style-name="P1">WHERE p.id = 2 AND ps.id = 2</text:p>
      <text:p text:style-name="P1">CREATE (ps)-[:IS_A]-&gt;(p);</text:p>
      <text:p text:style-name="P1"/>
      <text:p text:style-name="P1">MATCH (p:Piece), (pc:Piece_Composee)</text:p>
      <text:p text:style-name="P1">WHERE p.id = 3 AND pc.id = 3</text:p>
      <text:p text:style-name="P1">CREATE (pc)-[:IS_A_Composee]-&gt;(p);</text:p>
      <text:p text:style-name="P1"/>
      <text:p text:style-name="P1">Optional MATCH (p:Piece), (pc:Piece_Composee)</text:p>
      <text:p text:style-name="P1">WHERE p.id = 4 AND pc.id = 4</text:p>
      <text:p text:style-name="P1">CREATE (pc)-[:IS_A_Composee]-&gt;(p);</text:p>
      <text:p text:style-name="P1"/>
      <text:p text:style-name="P1">CREATE (:Details {idDetailsPiece: 3, idDetailsComp:1, quantite:2});</text:p>
      <text:p text:style-name="P1">CREATE (:Details {idDetailsPiece: 4, idDetailsComp:3, quantite:1});</text:p>
      <text:p text:style-name="P1"/>
      <text:p text:style-name="P1">Match (ps:Piece_Simple), (d:Details)</text:p>
      <text:p text:style-name="P1">where ps.id=1 and d.idDetailsComp = 1</text:p>
      <text:p text:style-name="P1">CREATE (ps)-[:compose]-&gt;(d);</text:p>
      <text:p text:style-name="P1"/>
      <text:p text:style-name="P1">Match (ps:Piece_Composee), (d:Details)</text:p>
      <text:p text:style-name="P1">where ps.id=3 and d.idDetailsPiece=3</text:p>
      <text:p text:style-name="P1">CREATE (ps)-[:est_composee]-&gt;(d);</text:p>
      <text:p text:style-name="P1"/>
      <text:p text:style-name="P1">Match (ps:Piece_Composee), (d:Details)</text:p>
      <text:p text:style-name="P1">where ps.id=3 and d.idDetailsComp = 4</text:p>
      <text:p text:style-name="P1">CREATE (ps)-[:compose]-&gt;(d);</text:p>
      <text:p text:style-name="P1"/>
      <text:p text:style-name="P1"/>
      <text:p text:style-name="P1">Optional Match (ps:Piece_Composee), (d:Details)</text:p>
      <text:p text:style-name="P1">where ps.id=4 and d.idDetailsPiece=4</text:p>
      <text:p text:style-name="P1">CREATE (ps)-[:est_composee]-&gt;(d);</text:p>
      <text:p text:style-name="P1"/>
      <text:p text:style-name="P1"/>
      <text:p text:style-name="P1">— requete 6</text:p>
      <text:p text:style-name="P1">Match (p:Piece)&lt;-[is:IS_A_Composee]-(pc:Piece_Composee)-[ec:est_composee]-&gt;(d:Details)&lt;-[c:compose]-(pc2:Piece_Composee)</text:p>
      <text:p text:style-name="P1"/>
      <text:p text:style-name="P1">return d, ec,pc,is,p, c, pc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4</meta:generator>
  </office:meta>
</office:document-meta>
</file>